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.282cm" fo:line-height="107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Times New Roman"/>
    </style:style>
    <style:style style:name="P7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Calibri" fo:font-size="11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scale="100%" style:font-relief="none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text-underline-style="solid" style:text-underline-width="auto" style:text-underline-color="font-color" style:font-style-asian="italic"/>
    </style:style>
    <style:style style:name="T9" style:family="text">
      <style:text-properties fo:font-style="italic" fo:font-weight="bold" style:font-style-asian="italic" style:font-weight-asian="bold" style:font-weight-complex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name-asian="Times New Roman1" style:font-size-asian="12pt" style:font-name-complex="Arial2" style:font-size-complex="12pt" style:language-complex="en" style:country-complex="US"/>
    </style:style>
    <style:style style:name="T13" style:family="text">
      <style:text-properties fo:font-size="12pt" fo:font-style="italic" style:font-size-asian="12pt" style:font-style-asian="italic" style:font-size-complex="12pt"/>
    </style:style>
    <style:style style:name="T14" style:family="text">
      <style:text-properties style:font-name="Arial1" fo:font-size="12pt" style:font-name-asian="Times New Roman1" style:font-size-asian="12pt" style:font-name-complex="Arial2" style:font-size-complex="12pt" style:language-complex="en" style:country-complex="US"/>
    </style:style>
    <style:style style:name="T15" style:family="text">
      <style:text-properties style:font-name="Arial1" fo:font-size="10pt" style:font-name-asian="Times New Roman1" style:font-size-asian="10pt" style:font-name-complex="Arial2" style:font-size-complex="10pt" style:language-complex="en" style:country-complex="US"/>
    </style:style>
    <style:style style:name="T16" style:family="text">
      <style:text-properties style:language-complex="en" style:country-complex="US"/>
    </style:style>
    <style:style style:name="T17" style:family="text">
      <style:text-properties fo:font-size="10pt" style:font-name-asian="Times New Roman1" style:font-size-asian="10pt" style:font-name-complex="Arial2" style:font-size-complex="10pt" style:language-complex="en" style:country-complex="US"/>
    </style:style>
    <style:style style:name="gr1" style:family="graphic">
      <style:graphic-properties draw:textarea-vertical-align="middle" draw:wrap-influence-on-position="once-concurrent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  <style:style style:name="gr4" style:family="graphic">
      <style:graphic-properties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checkbox form:name="Markierfeld 1" form:control-implementation="ooo:com.sun.star.form.component.CheckBox" xml:id="control1" form:id="control1" form:label="20-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2" form:id="control2" form:label="unter 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3" form:id="control3" form:label="35-5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7" form:control-implementation="ooo:com.sun.star.form.component.CheckBox" xml:id="control4" form:id="control4" form:label="51-6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5" form:id="control5" form:label="über 6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6" form:id="control6" form:label="männlich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7" form:id="control7" form:label="weiblich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8" form:id="control8" form:label="diver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xml:id="control9" form:id="control9" form:label="Schül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10" form:id="control10" form:label="Auszubildende/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11" form:id="control11" form:label="Studen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12" form:id="control12" form:label="Arbeit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13" form:id="control13" form:label="Sonstiges: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xtfeld 1" form:control-implementation="ooo:com.sun.star.form.component.TextField" xml:id="control14" form:id="control14" form:data-field="Ihre Tätigkei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Markierfeld 5" form:control-implementation="ooo:com.sun.star.form.component.CheckBox" xml:id="control15" form:id="control15" form:label="J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16" form:id="control16" form:label="Ne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17" form:id="control17" form:label="Weiß nich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5" form:control-implementation="ooo:com.sun.star.form.component.CheckBox" xml:id="control18" form:id="control18" form:label="J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19" form:id="control19" form:label="Ne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5" form:control-implementation="ooo:com.sun.star.form.component.CheckBox" xml:id="control20" form:id="control20" form:label="J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21" form:id="control21" form:label="Nei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22" form:id="control22" form:label="Weiß nich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23" form:id="control23" form:label="trifft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24" form:id="control24" form:label="trifft eher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25" form:id="control25" form:label="weder noch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6" form:control-implementation="ooo:com.sun.star.form.component.CheckBox" xml:id="control26" form:id="control26" form:label="trifft eher nicht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8" form:control-implementation="ooo:com.sun.star.form.component.CheckBox" xml:id="control27" form:id="control27" form:label="trifft nicht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28" form:id="control28" form:label="weiß nich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Textfeld 3" form:control-implementation="ooo:com.sun.star.form.component.TextField" xml:id="control29" form:id="control29" form:data-field="Ihre Tätigkei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  <form:property form:property-name="VScroll" office:value-type="boolean" office:boolean-value="true"/>
            </form:properties>
          </form:textarea>
          <form:textarea form:name="Textfeld 2" form:control-implementation="ooo:com.sun.star.form.component.TextField" xml:id="control30" form:id="control30" form:data-field="Ihre Tätigkei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  <form:property form:property-name="VScroll" office:value-type="boolean" office:boolean-value="true"/>
            </form:properties>
          </form:textarea>
          <form:textarea form:name="Textfeld 1" form:control-implementation="ooo:com.sun.star.form.component.TextField" xml:id="control31" form:id="control31" form:data-field="Ihre Tätigkei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  <form:property form:property-name="VScroll" office:value-type="boolean" office:boolean-value="true"/>
            </form:properties>
          </form:textarea>
          <form:checkbox form:name="Markierfeld 3" form:control-implementation="ooo:com.sun.star.form.component.CheckBox" xml:id="control32" form:id="control32" form:label="trifft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33" form:id="control33" form:label="trifft eher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34" form:id="control34" form:label="weder noch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6" form:control-implementation="ooo:com.sun.star.form.component.CheckBox" xml:id="control35" form:id="control35" form:label="trifft eher nicht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8" form:control-implementation="ooo:com.sun.star.form.component.CheckBox" xml:id="control36" form:id="control36" form:label="trifft nicht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37" form:id="control37" form:label="weiß nich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38" form:id="control38" form:label="trifft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39" form:id="control39" form:label="trifft eher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40" form:id="control40" form:label="weder noch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6" form:control-implementation="ooo:com.sun.star.form.component.CheckBox" xml:id="control41" form:id="control41" form:label="trifft eher nicht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8" form:control-implementation="ooo:com.sun.star.form.component.CheckBox" xml:id="control42" form:id="control42" form:label="trifft nicht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43" form:id="control43" form:label="weiß nich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44" form:id="control44" form:label="trifft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45" form:id="control45" form:label="trifft eher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46" form:id="control46" form:label="weder noch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6" form:control-implementation="ooo:com.sun.star.form.component.CheckBox" xml:id="control47" form:id="control47" form:label="trifft eher nicht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8" form:control-implementation="ooo:com.sun.star.form.component.CheckBox" xml:id="control48" form:id="control48" form:label="trifft nicht zu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3" form:control-implementation="ooo:com.sun.star.form.component.CheckBox" xml:id="control49" form:id="control49" form:label="weiß nich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Fragebogen</text:span></text:p>
      <text:p text:style-name="P2"/>
      <text:p text:style-name="P4"><text:span text:style-name="T3">OPAL-Kurs 18_UML-Modellierung</text:span></text:p>
      <text:p text:style-name="P2"/>
      <text:p text:style-name="P3"><text:span text:style-name="T7">Herzlichen Dank für Ihre Bereitschaft zur Teilnahme am Kurs </text:span><text:span text:style-name="T9">18_UML-Modellierung</text:span><text:span text:style-name="T7"> und dieser </text:span><text:span text:style-name="T8">anonymen</text:span><text:span text:style-name="T7"> Evaluation. Nachdem Sie den Kurs vollständig und ausgiebig getestet bzw. durchlaufen haben, bitten wir Sie, diesen kurzen Fragebogen wahrheitsgemäß zu Beantworten.</text:span></text:p>
      <text:p text:style-name="P3"><text:span text:style-name="T7"/></text:p>
      <text:p text:style-name="P2"><text:span text:style-name="T10">Bitte Text bzw. Zahlen einsetzen und Zutreffendes ankreuzen.</text:span></text:p>
      <text:p text:style-name="P2"/>
      <text:p text:style-name="P5">Alter:</text:p>
      <text:p text:style-name="P2"><draw:control text:anchor-type="paragraph" draw:z-index="1" draw:style-name="gr1" draw:text-style-name="P7" svg:width="2.864cm" svg:height="0.477cm" svg:x="0cm" svg:y="0cm" draw:control="control2"/><text:span text:style-name="T17"><text:tab/></text:span><draw:control text:anchor-type="paragraph" draw:z-index="0" draw:style-name="gr1" draw:text-style-name="P7" svg:width="2.393cm" svg:height="0.477cm" svg:x="0cm" svg:y="0cm" draw:control="control1"/><text:span text:style-name="T12"><text:tab/><text:tab/></text:span><text:span text:style-name="T16"><draw:control text:anchor-type="as-char" draw:z-index="2" draw:style-name="gr2" draw:text-style-name="P7" svg:width="2.483cm" svg:height="0.662cm" draw:control="control3"/></text:span><text:span text:style-name="T16"> <text:tab/></text:span><draw:control text:anchor-type="paragraph" draw:z-index="3" draw:style-name="gr1" draw:text-style-name="P7" svg:width="1.752cm" svg:height="0.662cm" svg:x="0cm" svg:y="0cm" draw:control="control4"/></text:p>
      <text:p text:style-name="P2"><text:span text:style-name="T16"><draw:control text:anchor-type="as-char" svg:y="-0.764cm" draw:z-index="4" draw:style-name="gr3" draw:text-style-name="P7" svg:width="3.578cm" svg:height="0.662cm" draw:control="control5"/></text:span></text:p>
      <text:p text:style-name="P5">Geschlecht:</text:p>
      <text:p text:style-name="P2"><text:span text:style-name="T12"><draw:control text:anchor-type="as-char" svg:y="-0.393cm" draw:z-index="5" draw:style-name="gr3" draw:text-style-name="P7" svg:width="2.864cm" svg:height="0.477cm" draw:control="control6"/></text:span><text:span text:style-name="T17"><text:tab/></text:span><text:span text:style-name="T12"><draw:control text:anchor-type="as-char" svg:y="-0.393cm" draw:z-index="6" draw:style-name="gr3" draw:text-style-name="P7" svg:width="2.927cm" svg:height="0.477cm" draw:control="control7"/></text:span><text:span text:style-name="T12"><text:tab/></text:span><text:span text:style-name="T16"><draw:control text:anchor-type="as-char" draw:z-index="7" draw:style-name="gr2" draw:text-style-name="P7" svg:width="2.964cm" svg:height="0.662cm" draw:control="control8"/></text:span><text:span text:style-name="T16"> <text:tab/></text:span></text:p>
      <text:p text:style-name="P5">Beruf: </text:p>
      <text:p text:style-name="P2"><text:span text:style-name="T16"><draw:control text:anchor-type="as-char" draw:z-index="8" draw:style-name="gr2" draw:text-style-name="P7" svg:width="3.208cm" svg:height="0.662cm" draw:control="control9"/></text:span><text:span text:style-name="T16"><text:tab/><text:tab/></text:span><text:span text:style-name="T16"><draw:control text:anchor-type="as-char" draw:z-index="9" draw:style-name="gr2" draw:text-style-name="P7" svg:width="4.086cm" svg:height="0.662cm" draw:control="control10"/></text:span><text:span text:style-name="T16"><text:tab/><text:tab/></text:span><text:span text:style-name="T16"><draw:control text:anchor-type="as-char" draw:z-index="10" draw:style-name="gr2" draw:text-style-name="P7" svg:width="2.842cm" svg:height="0.662cm" draw:control="control11"/></text:span></text:p>
      <text:p text:style-name="P2"><text:span text:style-name="T16"><draw:control text:anchor-type="as-char" draw:z-index="11" draw:style-name="gr2" draw:text-style-name="P7" svg:width="2.731cm" svg:height="0.662cm" draw:control="control12"/></text:span><text:span text:style-name="T16"><text:tab/><text:tab/></text:span><text:span text:style-name="T16"><draw:control text:anchor-type="as-char" draw:z-index="12" draw:style-name="gr2" draw:text-style-name="P7" svg:width="3.114cm" svg:height="0.662cm" draw:control="control13"/></text:span><text:span text:style-name="T16"><draw:control text:anchor-type="as-char" svg:y="-0.746cm" draw:z-index="13" draw:style-name="gr4" draw:text-style-name="P7" svg:width="5.151cm" svg:height="0.738cm" draw:control="control14"/></text:span></text:p>
      <text:p text:style-name="P2">__________________________________________________________________________________</text:p>
      <text:p text:style-name="P5">War die Struktur des Kurses für Sie übersichtlich?</text:p>
      <text:p text:style-name="P2"><draw:control text:anchor-type="paragraph" draw:z-index="14" draw:style-name="gr1" draw:text-style-name="P7" svg:width="2.137cm" svg:height="0.477cm" svg:x="0cm" svg:y="0cm" draw:control="control15"/><text:span text:style-name="T16"><text:tab/><text:tab/></text:span><text:span text:style-name="T16"><draw:control text:anchor-type="as-char" svg:y="-0.393cm" draw:z-index="15" draw:style-name="gr3" draw:text-style-name="P7" svg:width="2.137cm" svg:height="0.477cm" draw:control="control16"/></text:span><text:span text:style-name="T16"> <text:tab/><text:tab/></text:span><text:span text:style-name="T16"><draw:control text:anchor-type="as-char" svg:y="-0.393cm" draw:z-index="16" draw:style-name="gr3" draw:text-style-name="P7" svg:width="3.255cm" svg:height="0.477cm" draw:control="control17"/></text:span><text:span text:style-name="T16"><text:tab/></text:span></text:p>
      <text:p text:style-name="P5">Haben Sie alle Tests erfolgreich bestanden?</text:p>
      <text:p text:style-name="P2"><text:span text:style-name="T16"><draw:control text:anchor-type="as-char" svg:y="-0.393cm" draw:z-index="17" draw:style-name="gr3" draw:text-style-name="P7" svg:width="2.137cm" svg:height="0.477cm" draw:control="control18"/></text:span><text:span text:style-name="T16"><text:tab/><text:tab/></text:span><text:span text:style-name="T16"><draw:control text:anchor-type="as-char" svg:y="-0.393cm" draw:z-index="18" draw:style-name="gr3" draw:text-style-name="P7" svg:width="2.137cm" svg:height="0.477cm" draw:control="control19"/></text:span><text:span text:style-name="T16"> </text:span></text:p>
      <text:p text:style-name="P5">Waren die Testaufgaben verständlich gestellt?</text:p>
      <text:p text:style-name="P2"><text:span text:style-name="T16"><draw:control text:anchor-type="as-char" draw:z-index="22" draw:style-name="gr2" draw:text-style-name="P7" svg:width="2.123cm" svg:height="0.662cm" draw:control="control23"/></text:span><text:span text:style-name="T16"><text:tab/><text:tab/> </text:span><text:span text:style-name="T16"><draw:control text:anchor-type="as-char" draw:z-index="23" draw:style-name="gr2" draw:text-style-name="P7" svg:width="3.28cm" svg:height="0.662cm" draw:control="control24"/></text:span><text:span text:style-name="T16"> <text:s text:c="6"/></text:span><text:span text:style-name="T16"><draw:control text:anchor-type="as-char" draw:z-index="24" draw:style-name="gr2" draw:text-style-name="P7" svg:width="3.241cm" svg:height="0.662cm" draw:control="control25"/></text:span><text:span text:style-name="T16"> <text:s text:c="3"/></text:span><draw:control text:anchor-type="paragraph" draw:z-index="25" draw:style-name="gr1" draw:text-style-name="P7" svg:width="4.342cm" svg:height="0.662cm" svg:x="0cm" svg:y="0cm" draw:control="control26"/><text:span text:style-name="T16"> <text:s text:c="3"/></text:span><draw:control text:anchor-type="paragraph" draw:z-index="26" draw:style-name="gr1" draw:text-style-name="P7" svg:width="3.366cm" svg:height="0.662cm" svg:x="0cm" svg:y="0cm" draw:control="control27"/><text:span text:style-name="T16"><text:tab/> </text:span><text:span text:style-name="T16"><draw:control text:anchor-type="as-char" draw:z-index="27" draw:style-name="gr2" draw:text-style-name="P7" svg:width="3.006cm" svg:height="0.662cm" draw:control="control28"/></text:span></text:p>
      <text:p text:style-name="P2"><text:soft-page-break/><text:span text:style-name="T4">Anmerkungen zu den Tests</text:span><text:span text:style-name="T10">:</text:span><text:span text:style-name="T10"><draw:control text:anchor-type="as-char" svg:y="-0.746cm" draw:z-index="29" draw:style-name="gr4" draw:text-style-name="P7" svg:width="15.996cm" svg:height="2.022cm" draw:control="control30"/></text:span></text:p>
      <text:p text:style-name="P2">__________________________________________________________________________________</text:p>
      <text:p text:style-name="P2"><text:span text:style-name="T13">Inhaltsseiten sind die einzelnen Unterpunkte in den Lektionen.</text:span></text:p>
      <text:p text:style-name="P5">Sind die Inhaltsseiten übersichtlich gestaltet?</text:p>
      <text:p text:style-name="P2"><text:span text:style-name="T16"><draw:control text:anchor-type="as-char" draw:z-index="43" draw:style-name="gr2" draw:text-style-name="P7" svg:width="2.123cm" svg:height="0.662cm" draw:control="control44"/></text:span><text:span text:style-name="T16"><text:tab/><text:tab/> </text:span><text:span text:style-name="T16"><draw:control text:anchor-type="as-char" draw:z-index="44" draw:style-name="gr2" draw:text-style-name="P7" svg:width="3.28cm" svg:height="0.662cm" draw:control="control45"/></text:span><text:span text:style-name="T16"> <text:s text:c="6"/></text:span><text:span text:style-name="T16"><draw:control text:anchor-type="as-char" draw:z-index="45" draw:style-name="gr2" draw:text-style-name="P7" svg:width="3.241cm" svg:height="0.662cm" draw:control="control46"/></text:span><text:span text:style-name="T16"> <text:s text:c="3"/></text:span><text:span text:style-name="T16"><draw:control text:anchor-type="as-char" draw:z-index="46" draw:style-name="gr2" draw:text-style-name="P7" svg:width="4.342cm" svg:height="0.662cm" draw:control="control47"/></text:span><text:span text:style-name="T16"> <text:s text:c="3"/></text:span><text:span text:style-name="T16"><draw:control text:anchor-type="as-char" draw:z-index="47" draw:style-name="gr2" draw:text-style-name="P7" svg:width="3.366cm" svg:height="0.662cm" draw:control="control48"/></text:span><text:span text:style-name="T16"><text:tab/> </text:span><text:span text:style-name="T16"><draw:control text:anchor-type="as-char" draw:z-index="48" draw:style-name="gr2" draw:text-style-name="P7" svg:width="3.006cm" svg:height="0.662cm" draw:control="control49"/></text:span></text:p>
      <text:p text:style-name="P5">Waren die Inhaltsseiten informativ?</text:p>
      <text:p text:style-name="P2"><text:span text:style-name="T16"><draw:control text:anchor-type="as-char" draw:z-index="31" draw:style-name="gr2" draw:text-style-name="P7" svg:width="2.123cm" svg:height="0.662cm" draw:control="control32"/></text:span><text:span text:style-name="T16"><text:tab/><text:tab/> </text:span><text:span text:style-name="T16"><draw:control text:anchor-type="as-char" draw:z-index="32" draw:style-name="gr2" draw:text-style-name="P7" svg:width="3.28cm" svg:height="0.662cm" draw:control="control33"/></text:span><text:span text:style-name="T16"> <text:s text:c="6"/></text:span><text:span text:style-name="T16"><draw:control text:anchor-type="as-char" draw:z-index="33" draw:style-name="gr2" draw:text-style-name="P7" svg:width="3.241cm" svg:height="0.662cm" draw:control="control34"/></text:span><text:span text:style-name="T16"> <text:s text:c="3"/></text:span><text:span text:style-name="T16"><draw:control text:anchor-type="as-char" draw:z-index="34" draw:style-name="gr2" draw:text-style-name="P7" svg:width="4.342cm" svg:height="0.662cm" draw:control="control35"/></text:span><text:span text:style-name="T16"> <text:s text:c="3"/></text:span><text:span text:style-name="T16"><draw:control text:anchor-type="as-char" draw:z-index="35" draw:style-name="gr2" draw:text-style-name="P7" svg:width="3.366cm" svg:height="0.662cm" draw:control="control36"/></text:span><text:span text:style-name="T16"><text:tab/> </text:span><text:span text:style-name="T16"><draw:control text:anchor-type="as-char" draw:z-index="36" draw:style-name="gr2" draw:text-style-name="P7" svg:width="3.006cm" svg:height="0.662cm" draw:control="control37"/></text:span></text:p>
      <text:p text:style-name="P5">Anmerkungen zu den Inhaltsseiten:</text:p>
      <text:p text:style-name="P2"><draw:control text:anchor-type="as-char" svg:y="-0.746cm" draw:z-index="28" draw:style-name="gr4" draw:text-style-name="P7" svg:width="15.996cm" svg:height="2.022cm" draw:control="control29"/></text:p>
      <text:p text:style-name="P2">__________________________________________________________________________________</text:p>
      <text:p text:style-name="P5">Hat Ihnen das Absolvieren des Kurses neues Wissen vermittelt?</text:p>
      <text:p text:style-name="P2"><text:span text:style-name="T16"><draw:control text:anchor-type="as-char" draw:z-index="37" draw:style-name="gr2" draw:text-style-name="P7" svg:width="2.123cm" svg:height="0.662cm" draw:control="control38"/></text:span><text:span text:style-name="T16"><text:tab/><text:tab/> </text:span><text:span text:style-name="T16"><draw:control text:anchor-type="as-char" draw:z-index="38" draw:style-name="gr2" draw:text-style-name="P7" svg:width="3.28cm" svg:height="0.662cm" draw:control="control39"/></text:span><text:span text:style-name="T16"> <text:s text:c="6"/></text:span><text:span text:style-name="T16"><draw:control text:anchor-type="as-char" draw:z-index="39" draw:style-name="gr2" draw:text-style-name="P7" svg:width="3.241cm" svg:height="0.662cm" draw:control="control40"/></text:span><text:span text:style-name="T16"> <text:s text:c="3"/></text:span><text:span text:style-name="T16"><draw:control text:anchor-type="as-char" draw:z-index="40" draw:style-name="gr2" draw:text-style-name="P7" svg:width="4.342cm" svg:height="0.662cm" draw:control="control41"/></text:span><text:span text:style-name="T16"> <text:s text:c="3"/></text:span><text:span text:style-name="T16"><draw:control text:anchor-type="as-char" draw:z-index="41" draw:style-name="gr2" draw:text-style-name="P7" svg:width="3.366cm" svg:height="0.662cm" draw:control="control42"/></text:span><text:span text:style-name="T16"><text:tab/> </text:span><text:span text:style-name="T16"><draw:control text:anchor-type="as-char" draw:z-index="42" draw:style-name="gr2" draw:text-style-name="P7" svg:width="3.006cm" svg:height="0.662cm" draw:control="control43"/></text:span></text:p>
      <text:p text:style-name="P5">Würden Sie den Kurs weiterempfehlen?</text:p>
      <text:p text:style-name="P2"><text:span text:style-name="T16"><draw:control text:anchor-type="as-char" svg:y="-0.393cm" draw:z-index="19" draw:style-name="gr3" draw:text-style-name="P7" svg:width="2.137cm" svg:height="0.477cm" draw:control="control20"/></text:span><text:span text:style-name="T16"><text:tab/><text:tab/></text:span><text:span text:style-name="T16"><draw:control text:anchor-type="as-char" svg:y="-0.393cm" draw:z-index="20" draw:style-name="gr3" draw:text-style-name="P7" svg:width="2.137cm" svg:height="0.477cm" draw:control="control21"/></text:span><text:span text:style-name="T16"> <text:tab/><text:tab/></text:span><text:span text:style-name="T16"><draw:control text:anchor-type="as-char" svg:y="-0.393cm" draw:z-index="21" draw:style-name="gr3" draw:text-style-name="P7" svg:width="2.821cm" svg:height="0.477cm" draw:control="control22"/></text:span><text:span text:style-name="T16"><text:tab/></text:span></text:p>
      <text:p text:style-name="P5">Weitere Anmerkungen:</text:p>
      <text:p text:style-name="P2"><draw:control text:anchor-type="as-char" svg:y="-0.746cm" draw:z-index="30" draw:style-name="gr4" draw:text-style-name="P7" svg:width="15.996cm" svg:height="2.022cm" draw:control="control31"/></text:p>
      <text:p text:style-name="P2">__________________________________________________________________________________<text:span text:style-name="T11">Vielen Dank für Ihre Teilnahm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é Gleißner</meta:initial-creator>
    <meta:editing-cycles>11</meta:editing-cycles>
    <meta:creation-date>2018-08-20T12:52:00</meta:creation-date>
    <dc:date>2018-08-20T16:25:24.69</dc:date>
    <meta:editing-duration>PT49M36S</meta:editing-duration>
    <meta:generator>OpenOffice/4.1.4$Win32 OpenOffice.org_project/414m5$Build-9788</meta:generator>
    <meta:document-statistic meta:table-count="0" meta:image-count="0" meta:object-count="0" meta:page-count="2" meta:paragraph-count="36" meta:word-count="116" meta:character-count="1361"/>
    <meta:user-defined meta:name="AppVersion">15.0000</meta:user-defined>
    <meta:user-defined meta:name="Company">TU Dresd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